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officeooo:rsid="00099583"/>
    </style:style>
    <style:style style:name="T12" style:family="text">
      <style:text-properties officeooo:rsid="0009b3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11">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12">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12">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12">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12">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05T16:56:05.477893436</dc:date>
    <meta:editing-duration>PT20M40S</meta:editing-duration>
    <meta:editing-cycles>5</meta:editing-cycles>
    <meta:generator>LibreOffice/5.1.6.2$Linux_X86_64 LibreOffice_project/10m0$Build-2</meta:generator>
    <meta:document-statistic meta:table-count="0" meta:image-count="0" meta:object-count="0" meta:page-count="12" meta:paragraph-count="146" meta:word-count="1765" meta:character-count="11973" meta:non-whitespace-character-count="10194"/>
  </office:meta>
</office:document-meta>
</file>